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86db" officeooo:paragraph-rsid="000e86d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e86db" officeooo:paragraph-rsid="000e86d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e86db" officeooo:paragraph-rsid="000f09d4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f09d4" officeooo:paragraph-rsid="000f09d4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f09d4" style:font-weight-asian="bold" style:font-weight-complex="bold"/>
    </style:style>
    <style:style style:name="T3" style:family="text">
      <style:text-properties officeooo:rsid="000f09d4"/>
    </style:style>
    <style:style style:name="T4" style:family="text">
      <style:text-properties officeooo:rsid="000f38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ber Kunde,</text:p>
      <text:p text:style-name="P2"/>
      <text:p text:style-name="P2">vielen Dank für den Erwerb der mikroSikaru Brausteuerung V3. </text:p>
      <text:p text:style-name="P2"/>
      <text:p text:style-name="P2">Damit Sie die Brausteuerung zufriedenstellend verwenden können, ist ein Blick in die Anleitung unumgänglich. Diese unter der Webseite <text:span text:style-name="T1">brausteuerung.com</text:span> <text:span text:style-name="T3">verfügbar</text:span>. </text:p>
      <text:p text:style-name="P2"/>
      <text:p text:style-name="P3">Zum Betrieb der Brausteuerung ist eine App für Android Mobilgeräte notwendig. Der Link zu der App befindet sich auch unter dem Link <text:span text:style-name="T2">br</text:span><text:span text:style-name="T1">austeuerung.com</text:span>.</text:p>
      <text:p text:style-name="P3"/>
      <text:p text:style-name="P4">Bitte beachten Sie unbedingt auch die Anleitung ihres Android Mobilgerätes, insbesondere zur Herstellung einer Bluetooth-<text:span text:style-name="T4">V</text:span>erbindung.</text:p>
      <text:p text:style-name="P4"/>
      <text:p text:style-name="P4">Bei Fragen und Problemen wenden Sie sich bitte an <text:a xlink:type="simple" xlink:href="mailto:support@mikroSikaru.de" text:style-name="Internet_20_link" text:visited-style-name="Visited_20_Internet_20_Link">support@mikroSikaru.de</text:a> .</text:p>
      <text:p text:style-name="P1"/>
      <text:p text:style-name="P1">Mit freundlichen Grüssen</text:p>
      <text:p text:style-name="P1">André Betz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1:24:04.061000000</meta:creation-date>
    <dc:date>2018-05-22T12:47:56.439000000</dc:date>
    <meta:editing-duration>PT12M41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8" meta:word-count="85" meta:character-count="627" meta:non-whitespace-character-count="548"/>
  </office:meta>
</office:document-meta>
</file>